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Steps</text:p>
          </table:table-cell>
          <table:table-cell office:value-type="float" office:value="200">
            <text:p>200</text:p>
          </table:table-cell>
          <table:table-cell/>
        </table:table-row>
        <table:table-row table:style-name="ro2">
          <table:table-cell table:style-name="ce1" office:value-type="string">
            <text:p>T1_FREQ</text:p>
          </table:table-cell>
          <table:table-cell table:style-name="ce1" office:value-type="float" office:value="2000000">
            <text:p>2000000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number-columns-repeated="2"/>
          <table:table-cell table:style-name="ce1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Alpha</text:p>
          </table:table-cell>
          <table:table-cell table:style-name="ce1" table:formula="of:=2*3.14159/[.B1]" office:value-type="float" office:value="0.0314159">
            <text:p>0,0314159</text:p>
          </table:table-cell>
          <table:table-cell/>
        </table:table-row>
        <table:table-row table:style-name="ro2">
          <table:table-cell table:style-name="ce1" office:value-type="string">
            <text:p>A_T_x100</text:p>
          </table:table-cell>
          <table:table-cell table:formula="of:=[.B6]*[.B2] *100" office:value-type="float" office:value="6283180">
            <text:p>6283180</text:p>
          </table:table-cell>
          <table:table-cell/>
        </table:table-row>
        <table:table-row table:style-name="ro2">
          <table:table-cell table:style-name="ce1" office:value-type="string">
            <text:p>T1_FREQ_148</text:p>
          </table:table-cell>
          <table:table-cell table:style-name="ce1" table:formula="of:=([.B2]*0.676)/100" office:value-type="float" office:value="13520">
            <text:p>13520</text:p>
          </table:table-cell>
          <table:table-cell/>
        </table:table-row>
        <table:table-row table:style-name="ro2">
          <table:table-cell table:style-name="ce1" office:value-type="string">
            <text:p>A_SQ</text:p>
          </table:table-cell>
          <table:table-cell table:style-name="ce1" table:formula="of:=[.B6]*2*10000000000" office:value-type="float" office:value="628318000">
            <text:p>628318000</text:p>
          </table:table-cell>
          <table:table-cell/>
        </table:table-row>
        <table:table-row table:style-name="ro2">
          <table:table-cell table:style-name="ce1" office:value-type="string">
            <text:p>A_x20000</text:p>
          </table:table-cell>
          <table:table-cell table:style-name="ce1" table:formula="of:=[.B6]*20000" office:value-type="float" office:value="628.318">
            <text:p>628,318</text:p>
          </table:table-cell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27.01.2014</text:date>, <text:time>01:22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19:39:44.39</meta:creation-date>
    <dc:date>2014-01-27T01:22:27.58</dc:date>
    <meta:editing-duration>PT2H26M41S</meta:editing-duration>
    <meta:editing-cycles>1</meta:editing-cycles>
    <meta:document-statistic meta:table-count="3" meta:cell-count="14" meta:object-count="0"/>
    <meta:generator>OpenOffice/4.0.0$Win32 OpenOffice.org_project/400m3$Build-9702</meta:generator>
  </office:meta>
</office:document-meta>
</file>